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100000180E695A9B3909575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6.57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1.503cm" svg:y="1.64cm" svg:width="13.996cm" svg:height="3.586cm" draw:z-index="0"><draw:image xlink:href="Pictures/100002010000021100000180E695A9B39095750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8:04:00.288128025</meta:creation-date>
    <dc:date>2018-02-27T08:05:34.852721380</dc:date>
    <meta:editing-duration>PT1M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4.2$Linux_X86_64 LibreOffice_project/40m0$Build-2</meta:generator>
  </office:meta>
</office:document-meta>
</file>